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8535f"/>
    </style:style>
    <style:style style:name="P2" style:family="paragraph" style:parent-style-name="Standard">
      <style:paragraph-properties fo:text-align="justify" style:justify-single-word="false"/>
      <style:text-properties officeooo:paragraph-rsid="0018535f"/>
    </style:style>
    <style:style style:name="P3" style:family="paragraph" style:parent-style-name="Standard">
      <style:paragraph-properties fo:text-align="justify" style:justify-single-word="false"/>
      <style:text-properties officeooo:paragraph-rsid="0019589c"/>
    </style:style>
    <style:style style:name="P4" style:family="paragraph" style:parent-style-name="Standard">
      <style:paragraph-properties fo:text-align="justify" style:justify-single-word="false"/>
      <style:text-properties officeooo:paragraph-rsid="001acfce"/>
    </style:style>
    <style:style style:name="P5" style:family="paragraph" style:parent-style-name="Standard">
      <style:paragraph-properties fo:text-align="justify" style:justify-single-word="false"/>
      <style:text-properties officeooo:paragraph-rsid="001bf791"/>
    </style:style>
    <style:style style:name="P6" style:family="paragraph" style:parent-style-name="Standard">
      <style:paragraph-properties fo:text-align="justify" style:justify-single-word="false"/>
      <style:text-properties officeooo:paragraph-rsid="001d8741"/>
    </style:style>
    <style:style style:name="P7" style:family="paragraph" style:parent-style-name="Standard">
      <style:text-properties fo:font-weight="normal" officeooo:paragraph-rsid="001d8741" style:font-weight-asian="normal" style:font-weight-complex="normal"/>
    </style:style>
    <style:style style:name="P8" style:family="paragraph" style:parent-style-name="Standard">
      <style:text-properties officeooo:paragraph-rsid="001d8741"/>
    </style:style>
    <style:style style:name="P9" style:family="paragraph" style:parent-style-name="Standard">
      <style:paragraph-properties fo:text-align="justify" style:justify-single-word="false"/>
      <style:text-properties officeooo:rsid="0018535f" officeooo:paragraph-rsid="0018535f"/>
    </style:style>
    <style:style style:name="P10" style:family="paragraph" style:parent-style-name="Standard">
      <style:paragraph-properties fo:text-align="justify" style:justify-single-word="false"/>
      <style:text-properties officeooo:rsid="0019589c" officeooo:paragraph-rsid="001acfce"/>
    </style:style>
    <style:style style:name="P11" style:family="paragraph" style:parent-style-name="Standard" style:list-style-name="L1">
      <style:paragraph-properties fo:text-align="start" style:justify-single-word="false"/>
      <style:text-properties officeooo:rsid="001acfce" officeooo:paragraph-rsid="001acfce"/>
    </style:style>
    <style:style style:name="P12" style:family="paragraph" style:parent-style-name="Standard" style:list-style-name="L1">
      <style:paragraph-properties fo:text-align="start" style:justify-single-word="false"/>
      <style:text-properties fo:font-weight="bold" officeooo:rsid="001acfce" officeooo:paragraph-rsid="001acfce" style:font-weight-asian="bold" style:font-weight-complex="bold"/>
    </style:style>
    <style:style style:name="P13" style:family="paragraph" style:parent-style-name="Standard">
      <style:text-properties fo:font-weight="normal" officeooo:rsid="001d8741" officeooo:paragraph-rsid="001d8741" style:font-weight-asian="normal" style:font-weight-complex="normal"/>
    </style:style>
    <style:style style:name="P14" style:family="paragraph" style:parent-style-name="Standard">
      <style:text-properties fo:font-weight="normal" officeooo:rsid="001e0ff7" officeooo:paragraph-rsid="001d8741" style:font-weight-asian="normal" style:font-weight-complex="normal"/>
    </style:style>
    <style:style style:name="P15" style:family="paragraph" style:parent-style-name="Standard">
      <style:paragraph-properties fo:text-align="justify" style:justify-single-word="false"/>
      <style:text-properties fo:font-weight="normal" officeooo:rsid="001ec6c4" officeooo:paragraph-rsid="001bf791" style:font-weight-asian="normal" style:font-weight-complex="normal"/>
    </style:style>
    <style:style style:name="T1" style:family="text">
      <style:text-properties officeooo:rsid="0018535f"/>
    </style:style>
    <style:style style:name="T2" style:family="text">
      <style:text-properties officeooo:rsid="0019589c"/>
    </style:style>
    <style:style style:name="T3" style:family="text">
      <style:text-properties officeooo:rsid="001acfce"/>
    </style:style>
    <style:style style:name="T4" style:family="text">
      <style:text-properties fo:font-weight="bold" officeooo:rsid="0018535f" style:font-weight-asian="bold" style:font-weight-complex="bold"/>
    </style:style>
    <style:style style:name="T5" style:family="text">
      <style:text-properties fo:font-weight="bold" officeooo:rsid="0019589c" style:font-weight-asian="bold" style:font-weight-complex="bold"/>
    </style:style>
    <style:style style:name="T6" style:family="text">
      <style:text-properties fo:font-weight="bold" officeooo:rsid="001acfce" style:font-weight-asian="bold" style:font-weight-complex="bold"/>
    </style:style>
    <style:style style:name="T7" style:family="text">
      <style:text-properties fo:font-weight="bold" officeooo:rsid="001d8741" style:font-weight-asian="bold" style:font-weight-complex="bold"/>
    </style:style>
    <style:style style:name="T8" style:family="text">
      <style:text-properties fo:font-weight="bold" officeooo:rsid="001cade9" style:font-weight-asian="bold" style:font-weight-complex="bold"/>
    </style:style>
    <style:style style:name="T9" style:family="text">
      <style:text-properties fo:font-weight="bold" officeooo:rsid="001e0ff7" style:font-weight-asian="bold" style:font-weight-complex="bold"/>
    </style:style>
    <style:style style:name="T10" style:family="text">
      <style:text-properties fo:font-weight="bold" officeooo:rsid="001ec6c4" style:font-weight-asian="bold" style:font-weight-complex="bold"/>
    </style:style>
    <style:style style:name="T11" style:family="text">
      <style:text-properties fo:font-weight="normal" officeooo:rsid="001acfce" style:font-weight-asian="normal" style:font-weight-complex="normal"/>
    </style:style>
    <style:style style:name="T12" style:family="text">
      <style:text-properties fo:font-weight="normal" officeooo:rsid="001bf791" style:font-weight-asian="normal" style:font-weight-complex="normal"/>
    </style:style>
    <style:style style:name="T13" style:family="text">
      <style:text-properties fo:font-weight="normal" officeooo:rsid="001cade9" style:font-weight-asian="normal" style:font-weight-complex="normal"/>
    </style:style>
    <style:style style:name="T14" style:family="text">
      <style:text-properties fo:font-weight="normal" officeooo:rsid="001ec6c4" style:font-weight-asian="normal" style:font-weight-complex="normal"/>
    </style:style>
    <style:style style:name="T15" style:family="text">
      <style:text-properties officeooo:rsid="00361816" style:font-weight-asian="normal" style:font-weight-complex="normal"/>
    </style:style>
    <style:style style:name="T16" style:family="text">
      <style:text-properties officeooo:rsid="001d8741" style:font-weight-asian="normal" style:font-weight-complex="normal"/>
    </style:style>
    <style:style style:name="T17" style:family="text">
      <style:text-properties fo:font-variant="normal" fo:text-transform="none" fo:color="#000000" style:font-name="Times New Roman" fo:font-size="12pt" fo:letter-spacing="normal" fo:font-style="normal" fo:font-weight="normal" officeooo:rsid="001bf791" style:font-size-asian="12pt" style:font-weight-asian="normal" style:font-size-complex="12pt" style:font-weight-complex="normal"/>
    </style:style>
    <style:style style:name="T18" style:family="text">
      <style:text-properties fo:font-size="12pt" fo:font-weight="normal" officeooo:rsid="001acfce" style:font-size-asian="12pt" style:font-weight-asian="normal" style:font-size-complex="12pt" style:font-weight-complex="normal"/>
    </style:style>
    <style:style style:name="T19" style:family="text">
      <style:text-properties officeooo:rsid="001d8741"/>
    </style:style>
    <style:style style:name="T20" style:family="text">
      <style:text-properties officeooo:rsid="001e0ff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span><text:span text:style-name="T4">1. </text:span><text:span text:style-name="T5">Актуальность выбранной темы</text:span></text:p>
      <text:p text:style-name="P9"><text:tab/>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text:p>
      <text:p text:style-name="P9"><text:tab/>Значительный интерес представляет разработка ПО обнаружения и распознавания узкого класса объектов — лиц человека.</text:p>
      <text:p text:style-name="P2"><text:span text:style-name="T1"><text:tab/>Информацию об окружающем мире, человек получает при помощи зрения. Этим занимается самый большой участок коры головного мозга и сетчатка глаза. Но современные компьютеры практически лишены зрения. Сейчас мощностей современных компьютеров уже хватает для анализа хотя бы части зрительной информации. Так же стремительно развивается производство сравнительно дешевых специализированных компьютерных видеокамер. Но они используются только для передачи изображения по интернету. Поэтому становится актуальной задача разработки ПО <text:s/>которое могло бы обрабатывать вводимые ими изображения и анализировать содержащуюся в них информацию. </text:span><text:span text:style-name="T2">Первая задача — определение присутствия человека перед компьютером, это позволит автоматически выключать монитор или блокировать компьютер. Это экономит электроэнергию и продлевает срок службы монитора. Вторая задача — определение личности работающего за компьютером человека. Это позволит повысить надежность обеспечения прав доступа к информации и сделать эту процедуру более дружественной по отношению к человеку.</text:span></text:p>
      <text:p text:style-name="P4"><text:span text:style-name="T2"><text:tab/></text:span><text:span text:style-name="T5">2. </text:span><text:span text:style-name="T6">Требования к ПО</text:span></text:p>
      <text:p text:style-name="P10"><text:tab/>ПО для автоматической авторизации пользователей, должно иметь следующие возможности:</text:p>
      <text:p text:style-name="P3"><text:span text:style-name="T2"><text:tab/>- </text:span><text:span text:style-name="T3">Локализация лица на цифровом изображении, полученном с цифровой видеокамеры.</text:span></text:p>
      <text:list xml:id="list284878103" text:style-name="L1">
        <text:list-header>
          <text:p text:style-name="P11">- Автоматическое выключение дисплея или блокировка компьютера при отсутствии человека перед камерой.</text:p>
          <text:p text:style-name="P11">- Определение личности человека сидящего за компьютером и предоставление управления компьютером, только после успешного распознавания.</text:p>
          <text:p text:style-name="P11">ПО должно работать под управлением ОС семейства Unix.</text:p>
          <text:p text:style-name="P12">3. Обзор алгоритмов обнаружения и распознавания лиц. </text:p>
        </text:list-header>
      </text:list>
      <text:p text:style-name="P4"><text:span text:style-name="T6"><text:tab/></text:span><text:span text:style-name="T11">Существующие алгоритмы обнаружения и распознавания лиц делятся на 2 большие группы: «Эмпирическое распознавание» и «Моделирование изображения лица». </text:span></text:p>
      <text:p text:style-name="P5"><text:span text:style-name="T11"><text:tab/>Первая группа методов отталкивается от опыта человека и пытается формализовать и алгоритмизировать этот опыт. </text:span><text:span text:style-name="T12">Строится определенный набор правил, которым должен отвечать фрагмент изображения. </text:span><text:span text:style-name="T17">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text:span><text:span text:style-name="T18"> </text:span><text:span text:style-name="T12">Выделяют простые и очевидные свойства изображения лица, например черты лица, симметричность лица. Недостатк</text:span><text:span text:style-name="T13">и</text:span><text:span text:style-name="T12"> эт</text:span><text:span text:style-name="T13">их</text:span><text:span text:style-name="T12"> мето</text:span><text:span text:style-name="T13">дов</text:span><text:span text:style-name="T12"> <text:s/></text:span><text:span text:style-name="T13">- мало изучены процессы функционирования мозга во время распознавания образов, трудно перевести неформальны человеческий опыт и знания в набор формальных правил.</text:span></text:p>
      <text:p text:style-name="P6"><text:span text:style-name="T12"><text:tab/>Вторая группа методов подходит к этой проблеме с другой стороны — старае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Поиск лиц на изображениях с помощью этих методов заключается в полном переборе всех прямоугольных фрагментов изображения, всевозможных размеров и проверки каждого фрагмента на наличие лица. </text:span><text:span text:style-name="T13">Недостатки этих методов — зависимость от ориентации и масштаба лица; требуется достаточно хорошая обучающая выборка,; высокая вычислительная сложность. </text:span></text:p>
      <text:p text:style-name="P6"><text:span text:style-name="T13"><text:tab/></text:span><text:span text:style-name="T7">4. </text:span><text:span text:style-name="T8">Достоинства нейронных сетей для задачи распознавания лиц.</text:span><text:span text:style-name="T13"><text:tab/></text:span></text:p>
      <text:p text:style-name="P8"><text:span text:style-name="T15"><text:tab/>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span text:style-name="T16">Устойчивость </text:span><text:span text:style-name="T16">к искажению и зашумлению данных.</text:span></text:p>
      <text:p text:style-name="P8"><text:soft-page-break/><text:span text:style-name="T16"><text:tab/></text:span><text:span text:style-name="T7">5. Недостатки стандартных нейросетевых архитектур.</text:span></text:p>
      <text:p text:style-name="P13"><text:tab/>- Необходимость применения ансамбля нейронных сетей, что отрицательно сказывается на вычислительной сложности решения задачи и времени выполнения</text:p>
      <text:p text:style-name="P13"><text:tab/>- <text:s/>Как правило НС применяются совместно со вспомогательными методами выделения сюжетной части изображения (сегментация по цвету кожи, выделение контуров...) которые требуют качественной и кропотливой предобработки данных, что является не эффективным.</text:p>
      <text:p text:style-name="P13"><text:tab/>- <text:s/>Чувствительность к внешним факторам (освещение, индивидуальные особенности лица, изменение ориентации).</text:p>
      <text:p text:style-name="P13"><text:tab/>- Изображение обычно имеет большую размерность, в следствии чего растет размерность <text:s/>НС</text:p>
      <text:p text:style-name="P13"><text:tab/>- Топология ввода полностью игнорируется. Входные данные могут быть представлены в любом порядки, в виде одного вектора, в следствии чего теряется информация о взаимном расположении пикселей на изображении.</text:p>
      <text:p text:style-name="P7"><text:span text:style-name="T19"><text:tab/></text:span><text:span text:style-name="T7">6. Преимущества сверточных нейронных сетей</text:span></text:p>
      <text:p text:style-name="P7"><text:span text:style-name="T7"><text:tab/></text:span><text:span text:style-name="T19">От описанных недостатков лишены так называемые сверточные нейронные сети. Они частично устойчивы к изменению масштаба, поворотам, сдвигам, пространственным искажениям. Это достигается за счет трех архитектурных идей:</text:span></text:p>
      <text:p text:style-name="P13"><text:tab/>- локальные рецепторные поля (обеспечивают локальную двумерную связность нейронов)</text:p>
      <text:p text:style-name="P13"><text:tab/>- Общие веса (обеспечивает детектирование некоторых черт в любом месте изображения и уменьшает кол-во весовых коэффициентов).</text:p>
      <text:p text:style-name="P13"><text:tab/>- Иерархическая организация с пространственными подвыборками.</text:p>
      <text:p text:style-name="P7"><text:span text:style-name="T19"><text:tab/></text:span><text:span text:style-name="T9">7. Генетические алгоритмы</text:span></text:p>
      <text:p text:style-name="P14"><text:tab/>Генетические алгоритмы — это процедуры поиска, основанные на механизмах естественного отбора и наследования.</text:p>
      <text:p text:style-name="P7"><text:span text:style-name="T20"><text:tab/></text:span><text:span text:style-name="T9">8. Генетические алгоритмы для обучения нейронных сетей</text:span></text:p>
      <text:p text:style-name="P14"><text:tab/>Задача состоит в оптимизации весов связей. Веса кодируются в виде последовательностей <text:s/>- хромосом. В качестве функции приспособленности используется сумма квадратов погрешностей.</text:p>
      <text:p text:style-name="P14"><text:tab/>Преимущества:</text:p>
      <text:p text:style-name="P14"><text:tab/>- Глобальный просмотр пространства весов, позволяют избегать локальные минимумы.</text:p>
      <text:p text:style-name="P14"><text:tab/>- Могут использоваться в тех задачах, где информацию о градиентах получить очень сложно, либо она оказывается слишком дорогостоящей.</text:p>
      <text:p text:style-name="P7"><text:span text:style-name="T20"><text:tab/></text:span><text:span text:style-name="T10">9. Генетические алгоритмы с вещественным кодированием.</text:span></text:p>
      <text:p text:style-name="P5"><text:span text:style-name="T13"><text:tab/></text:span><text:span text:style-name="T14">Основная идея заключается в том, чтобы напрямую представлять гены в виде вещественных чисел. Вектор хромосомы состоит из вектора вещественных чисел. <text:s/>Стандартные операторы скрещивания и мутации не подходят — так как <text:s/>алгоритм работает только с вещественными числами. Поэтому были разработаны и исследованы специальные операторы</text:span></text:p>
      <text:p text:style-name="P15"><text:tab/>Преимущества:</text:p>
      <text:p text:style-name="P15"><text:tab/>- Применение вещественного кодирования может повысить точность найденных решений</text:p>
      <text:p text:style-name="P15"><text:tab/>- Повышение скорости нахождения глобального минимума или максимума, за чет отсутствия кодирования и декодирования хромосом на каждом шаге алгоритма.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3-30T21:06:32</meta:creation-date>
    <dc:date>2011-04-11T21:38:21</dc:date>
    <dc:creator>anton </dc:creator>
    <meta:editing-duration>PT00H20M09S</meta:editing-duration>
    <meta:editing-cycles>2</meta:editing-cycles>
    <meta:generator>OpenOffice.org/3.2$Unix OpenOffice.org_project/320m19$Build-9505</meta:generator>
    <meta:document-statistic meta:table-count="0" meta:image-count="0" meta:object-count="0" meta:page-count="2" meta:paragraph-count="39" meta:word-count="761" meta:character-count="6180"/>
  </office:meta>
</office:document-meta>
</file>